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a42f" officeooo:paragraph-rsid="000238d4"/>
    </style:style>
    <style:style style:name="P2" style:family="paragraph" style:parent-style-name="Standard">
      <style:text-properties officeooo:paragraph-rsid="000238d4"/>
    </style:style>
    <style:style style:name="P3" style:family="paragraph" style:parent-style-name="Text_20_body">
      <style:text-properties officeooo:paragraph-rsid="00058bfa"/>
    </style:style>
    <style:style style:name="P4" style:family="paragraph" style:parent-style-name="Text_20_body">
      <style:text-properties officeooo:rsid="000e38a1" officeooo:paragraph-rsid="000e38a1"/>
    </style:style>
    <style:style style:name="P5" style:family="paragraph" style:parent-style-name="Standard">
      <style:text-properties officeooo:rsid="0002c47e" officeooo:paragraph-rsid="00032673"/>
    </style:style>
    <style:style style:name="P6" style:family="paragraph" style:parent-style-name="Standard">
      <style:text-properties officeooo:rsid="000dca87" officeooo:paragraph-rsid="000dca87"/>
    </style:style>
    <style:style style:name="P7" style:family="paragraph" style:parent-style-name="Standard">
      <style:text-properties officeooo:rsid="000dcbcb" officeooo:paragraph-rsid="000dcbcb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er">
      <style:text-properties officeooo:rsid="000c34b5" officeooo:paragraph-rsid="000c34b5"/>
    </style:style>
    <style:style style:name="T1" style:family="text">
      <style:text-properties officeooo:rsid="0002c47e"/>
    </style:style>
    <style:style style:name="T2" style:family="text">
      <style:text-properties officeooo:rsid="00032673"/>
    </style:style>
    <style:style style:name="T3" style:family="text">
      <style:text-properties officeooo:rsid="0004944b"/>
    </style:style>
    <style:style style:name="T4" style:family="text">
      <style:text-properties officeooo:rsid="0004b99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8" text:outline-level="1">Übung zur Vorlesung Struktur und Simulation.</text:h>
      <text:p text:style-name="P6"/>
      <text:p text:style-name="P1"/>
      <text:h text:style-name="Heading_20_2" text:outline-level="2">Aufgabe 1</text:h>
      <text:p text:style-name="P1"/>
      <text:p text:style-name="P1"><text:span text:style-name="T4">Gegeben</text:span><draw:frame draw:style-name="fr1" draw:name="Объект2" text:anchor-type="as-char" svg:y="-0.432cm" svg:width="3.575cm" svg:height="0.58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. <text:span text:style-name="T4">Fuer </text:span><text:span text:style-name="T4"><draw:frame draw:style-name="fr1" draw:name="Объект1" text:anchor-type="as-char" svg:y="-0.619cm" svg:width="1.326cm" svg:height="0.998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zeigen dass </text:span><text:span text:style-name="T4"><draw:frame draw:style-name="fr1" draw:name="Объект3" text:anchor-type="as-char" svg:y="-0.386cm" svg:width="2.328cm" svg:height="0.5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7">Loesung: <text:span text:style-name="T1"><draw:frame draw:style-name="fr1" draw:name="Объект4" text:anchor-type="as-char" svg:y="-0.713cm" svg:width="3.754cm" svg:height="1.139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"> <text:s/>=&gt; <text:s/></text:span><text:span text:style-name="T1"><draw:frame draw:style-name="fr1" draw:name="Объект5" text:anchor-type="as-char" svg:y="-0.713cm" svg:width="3.36cm" svg:height="1.139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1"> =&gt; <text:s/></text:span><text:span text:style-name="T1"><draw:frame draw:style-name="fr1" draw:name="Объект6" text:anchor-type="as-char" svg:y="-0.713cm" svg:width="3.334cm" svg:height="1.139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1"> =&gt;</text:span></text:p>
      <text:p text:style-name="P5"/>
      <text:p text:style-name="P5"><draw:frame draw:style-name="fr1" draw:name="Объект7" text:anchor-type="as-char" svg:y="-0.621cm" svg:width="2.709cm" svg:height="1cm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 <text:span text:style-name="T3">=&gt; </text:span><text:span text:style-name="T3"><draw:frame draw:style-name="fr1" draw:name="Объект8" text:anchor-type="as-char" svg:y="-0.386cm" svg:width="2.328cm" svg:height="0.51cm" draw:z-index="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5"/>
      <text:h text:style-name="Heading_20_2" text:outline-level="2">Aufgabe 2</text:h>
      <text:p text:style-name="P4">aufgabe2.py</text:p>
      <text:p text:style-name="P3"><draw:frame draw:style-name="fr2" draw:name="Объект9" text:anchor-type="paragraph" svg:width="17.9cm" svg:height="6.849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/>
      <text:p text:style-name="P3"><draw:frame draw:style-name="fr3" draw:name="Объект10" text:anchor-type="paragraph" svg:width="15.79cm" svg:height="5.142cm" draw:z-index="6"><draw:object xlink:href="./Object 10" xlink:type="simple" xlink:show="embed" xlink:actuate="onLoad"/><draw:image xlink:href="./ObjectReplacements/Object 1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34b5" officeooo:paragraph-rsid="000c34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leksandr Voroshylov (6590822)<text:tab/><text:tab/>7.05.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9:52:39.716886527</meta:creation-date>
    <dc:date>2014-05-08T20:29:35.103909974</dc:date>
    <meta:editing-duration>PT30M24S</meta:editing-duration>
    <meta:editing-cycles>16</meta:editing-cycles>
    <meta:generator>LibreOffice/4.1.5.3$Linux_X86_64 LibreOffice_project/410m0$Build-3</meta:generator>
    <meta:document-statistic meta:table-count="0" meta:image-count="0" meta:object-count="10" meta:page-count="1" meta:paragraph-count="8" meta:word-count="24" meta:character-count="167" meta:non-whitespace-character-count="141"/>
  </office:meta>
</office:document-meta>
</file>

<file path=Object 1/content.xml><?xml version="1.0" encoding="utf-8"?>
<math xmlns="http://www.w3.org/1998/Math/MathML">
  <semantics>
    <mrow>
      <mrow>
        <mi>S</mi>
        <mo stretchy="false">=</mo>
        <mrow>
          <mo stretchy="false">−</mo>
          <mi>k</mi>
        </mrow>
      </mrow>
      <mrow>
        <mo stretchy="false">∑</mo>
        <mrow>
          <mrow>
            <msub>
              <mi>p</mi>
              <mi>i</mi>
            </msub>
          </mrow>
          <mi>log</mi>
          <mrow>
            <mo stretchy="false">(</mo>
            <mrow>
              <mrow>
                <msub>
                  <mi>p</mi>
                  <mi>i</mi>
                </msub>
              </mrow>
            </mrow>
            <mo stretchy="false">)</mo>
          </mrow>
        </mrow>
      </mrow>
    </mrow>
    <annotation encoding="StarMath 5.0">S = -k sum { {p sub i} log({p sub i})  }  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4.173cm"/>
    </style:style>
    <style:style style:name="co4" style:family="table-column">
      <style:table-column-properties fo:break-before="auto" style:column-width="4.096cm"/>
    </style:style>
    <style:style style:name="co5" style:family="table-column">
      <style:table-column-properties fo:break-before="auto" style:column-width="4.1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fe7f5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>
      <style:table-cell-properties fo:background-color="#ffffcc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Лист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State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e^(-E/RT)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p*Log(p)</text:p>
          </table:table-cell>
        </table:table-row>
        <table:table-row table:style-name="ro2">
          <table:table-cell table:style-name="ce7" office:value-type="string" calcext:value-type="string">
            <text:p>T=300K</text:p>
          </table:table-cell>
          <table:table-cell table:style-name="ce10" table:number-columns-repeated="4"/>
        </table:table-row>
        <table:table-row table:style-name="ro2">
          <table:table-cell office:value-type="string" calcext:value-type="string">
            <text:p>(1, 1)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7.422674044658944</text:p>
          </table:table-cell>
          <table:table-cell office:value-type="string" calcext:value-type="string">
            <text:p>0.09900260169200192</text:p>
          </table:table-cell>
          <table:table-cell office:value-type="string" calcext:value-type="string">
            <text:p>-0.22895432249481829</text:p>
          </table:table-cell>
        </table:table-row>
        <table:table-row table:style-name="ro2">
          <table:table-cell office:value-type="string" calcext:value-type="string">
            <text:p>(1, 2)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4931797031726477</text:p>
          </table:table-cell>
          <table:table-cell office:value-type="string" calcext:value-type="string">
            <text:p>0.019915824744339252</text:p>
          </table:table-cell>
          <table:table-cell office:value-type="string" calcext:value-type="string">
            <text:p>-0.07799516244171611</text:p>
          </table:table-cell>
        </table:table-row>
        <table:table-row table:style-name="ro2">
          <table:table-cell office:value-type="string" calcext:value-type="string">
            <text:p>(1, 3)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.229585625966756</text:p>
          </table:table-cell>
          <table:table-cell office:value-type="string" calcext:value-type="string">
            <text:p>0.02973790528019095</text:p>
          </table:table-cell>
          <table:table-cell office:value-type="string" calcext:value-type="string">
            <text:p>-0.10453863308702062</text:p>
          </table:table-cell>
        </table:table-row>
        <table:table-row table:style-name="ro2">
          <table:table-cell office:value-type="string" calcext:value-type="string">
            <text:p>(2, 1)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4931797031726477</text:p>
          </table:table-cell>
          <table:table-cell office:value-type="string" calcext:value-type="string">
            <text:p>0.019915824744339252</text:p>
          </table:table-cell>
          <table:table-cell office:value-type="string" calcext:value-type="string">
            <text:p>-0.07799516244171611</text:p>
          </table:table-cell>
        </table:table-row>
        <table:table-row table:style-name="ro2">
          <table:table-cell office:value-type="string" calcext:value-type="string">
            <text:p>(2, 2)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16.549487356208104</text:p>
          </table:table-cell>
          <table:table-cell office:value-type="string" calcext:value-type="string">
            <text:p>0.22073477766579955</text:p>
          </table:table-cell>
          <table:table-cell office:value-type="string" calcext:value-type="string">
            <text:p>-0.3334846450762381</text:p>
          </table:table-cell>
        </table:table-row>
        <table:table-row table:style-name="ro2">
          <table:table-cell office:value-type="string" calcext:value-type="string">
            <text:p>(2, 3)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3.3291720031790426</text:p>
          </table:table-cell>
          <table:table-cell office:value-type="string" calcext:value-type="string">
            <text:p>0.044404036579251835</text:p>
          </table:table-cell>
          <table:table-cell office:value-type="string" calcext:value-type="string">
            <text:p>-0.1382930371709111</text:p>
          </table:table-cell>
        </table:table-row>
        <table:table-row table:style-name="ro2">
          <table:table-cell office:value-type="string" calcext:value-type="string">
            <text:p>(3, 1)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.229585625966756</text:p>
          </table:table-cell>
          <table:table-cell office:value-type="string" calcext:value-type="string">
            <text:p>0.02973790528019095</text:p>
          </table:table-cell>
          <table:table-cell office:value-type="string" calcext:value-type="string">
            <text:p>-0.10453863308702062</text:p>
          </table:table-cell>
        </table:table-row>
        <table:table-row table:style-name="ro2">
          <table:table-cell office:value-type="string" calcext:value-type="string">
            <text:p>(3, 2)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3.3291720031790426</text:p>
          </table:table-cell>
          <table:table-cell office:value-type="string" calcext:value-type="string">
            <text:p>0.044404036579251835</text:p>
          </table:table-cell>
          <table:table-cell office:value-type="string" calcext:value-type="string">
            <text:p>-0.1382930371709111</text:p>
          </table:table-cell>
        </table:table-row>
        <table:table-row table:style-name="ro2">
          <table:table-cell office:value-type="string" calcext:value-type="string">
            <text:p>(3, 3)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36.898499126520164</text:p>
          </table:table-cell>
          <table:table-cell office:value-type="string" calcext:value-type="string">
            <text:p>0.4921470874346344</text:p>
          </table:table-cell>
          <table:table-cell office:value-type="string" calcext:value-type="string">
            <text:p>-0.34892128499607766</text:p>
          </table:table-cell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Z: 74.9745351920241</text:p>
          </table:table-cell>
          <table:table-cell table:style-name="ce9"/>
          <table:table-cell table:style-name="ce9" office:value-type="string" calcext:value-type="string">
            <text:p>S: 1.5530139179664297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.00.0000</text:date>, <text:time style:data-style-name="N2" text:time-value="0000-00-00T20:18:56.11528849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row>
      <mrow>
        <mrow>
          <msub>
            <mi>p</mi>
            <mi>i</mi>
          </msub>
        </mrow>
        <mo stretchy="false">=</mo>
        <mfrac>
          <mrow>
            <mn>1</mn>
          </mrow>
          <mrow>
            <mi>N</mi>
          </mrow>
        </mfrac>
      </mrow>
    </mrow>
    <annotation encoding="StarMath 5.0">{p sub i} = {1} over {N} </annotation>
  </semantics>
</math>
</file>

<file path=Object 3/content.xml><?xml version="1.0" encoding="utf-8"?>
<math xmlns="http://www.w3.org/1998/Math/MathML">
  <semantics>
    <mrow>
      <mrow>
        <mi>S</mi>
        <mo stretchy="false">=</mo>
        <mi>k</mi>
      </mrow>
      <mi>log</mi>
      <mrow>
        <mo stretchy="false">(</mo>
        <mrow>
          <mi>N</mi>
        </mrow>
        <mo stretchy="false">)</mo>
      </mrow>
    </mrow>
    <annotation encoding="StarMath 5.0">S = k log(N) </annotation>
  </semantics>
</math>
</file>

<file path=Object 4/content.xml><?xml version="1.0" encoding="utf-8"?>
<math xmlns="http://www.w3.org/1998/Math/MathML">
  <semantics>
    <mrow>
      <mrow>
        <mi>S</mi>
        <mo stretchy="false">=</mo>
        <mrow>
          <mo stretchy="false">−</mo>
          <mi>k</mi>
        </mrow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i>N</mi>
          </mrow>
        </munderover>
        <mrow>
          <mrow>
            <mfrac>
              <mn>1</mn>
              <mi>N</mi>
            </mfrac>
          </mrow>
          <mi>log</mi>
          <mrow>
            <mo stretchy="false">(</mo>
            <mrow>
              <mrow>
                <mfrac>
                  <mn>1</mn>
                  <mi>N</mi>
                </mfrac>
              </mrow>
            </mrow>
            <mo stretchy="false">)</mo>
          </mrow>
        </mrow>
      </mrow>
    </mrow>
    <annotation encoding="StarMath 5.0">S = -k sum from{i=0} to{N} { { 1 over N} log({1 over N})  }</annotation>
  </semantics>
</math>
</file>

<file path=Object 5/content.xml><?xml version="1.0" encoding="utf-8"?>
<math xmlns="http://www.w3.org/1998/Math/MathML">
  <semantics>
    <mrow>
      <mrow>
        <mi>S</mi>
        <mo stretchy="false">=</mo>
        <mi>k</mi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i>N</mi>
          </mrow>
        </munderover>
        <mrow>
          <mrow>
            <mfrac>
              <mn>1</mn>
              <mi>N</mi>
            </mfrac>
          </mrow>
          <mi>log</mi>
          <mrow>
            <mo stretchy="false">(</mo>
            <mrow>
              <mrow>
                <mi>N</mi>
              </mrow>
            </mrow>
            <mo stretchy="false">)</mo>
          </mrow>
        </mrow>
      </mrow>
    </mrow>
    <annotation encoding="StarMath 5.0">S = k sum from{i=0} to{N} { { 1 over N} log({N})  }</annotation>
  </semantics>
</math>
</file>

<file path=Object 6/content.xml><?xml version="1.0" encoding="utf-8"?>
<math xmlns="http://www.w3.org/1998/Math/MathML">
  <semantics>
    <mrow>
      <mrow>
        <mi>S</mi>
        <mo stretchy="false">=</mo>
        <mrow>
          <mfrac>
            <mi>k</mi>
            <mi>N</mi>
          </mfrac>
        </mrow>
      </mrow>
      <mi>log</mi>
      <mrow>
        <mo stretchy="false">(</mo>
        <mrow>
          <mrow>
            <mi>N</mi>
          </mrow>
        </mrow>
        <mo stretchy="false">)</mo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i>N</mi>
          </mrow>
        </munderover>
        <mrow>
          <mn>1</mn>
        </mrow>
      </mrow>
    </mrow>
    <annotation encoding="StarMath 5.0">S = { k over N} log({N}) sum from{i=0} to{N} { 1  }</annotation>
  </semantics>
</math>
</file>

<file path=Object 7/content.xml><?xml version="1.0" encoding="utf-8"?>
<math xmlns="http://www.w3.org/1998/Math/MathML">
  <semantics>
    <mrow>
      <mrow>
        <mi>S</mi>
        <mo stretchy="false">=</mo>
        <mrow>
          <mfrac>
            <mi mathvariant="italic">Nk</mi>
            <mi>N</mi>
          </mfrac>
        </mrow>
      </mrow>
      <mi>log</mi>
      <mrow>
        <mo stretchy="false">(</mo>
        <mrow>
          <mrow>
            <mi>N</mi>
          </mrow>
        </mrow>
        <mo stretchy="false">)</mo>
      </mrow>
    </mrow>
    <annotation encoding="StarMath 5.0">S = { Nk over N} log({N})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i>k</mi>
        </mrow>
      </mrow>
      <mi>log</mi>
      <mrow>
        <mo stretchy="false">(</mo>
        <mrow>
          <mrow>
            <mi>N</mi>
          </mrow>
        </mrow>
        <mo stretchy="false">)</mo>
      </mrow>
    </mrow>
    <annotation encoding="StarMath 5.0">S = { k} log({N})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1.464cm"/>
    </style:style>
    <style:style style:name="co3" style:family="table-column">
      <style:table-column-properties fo:break-before="auto" style:column-width="4.733cm"/>
    </style:style>
    <style:style style:name="co4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ffcc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ffffcc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cc"/>
      <style:text-properties fo:font-weight="normal" style:font-weight-asian="normal" style:font-weight-complex="normal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State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e^(-E/RT)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p*Log(p)</text:p>
          </table:table-cell>
        </table:table-row>
        <table:table-row table:style-name="ro2">
          <table:table-cell table:style-name="ce7" office:value-type="string" calcext:value-type="string">
            <text:p>T= 3K</text:p>
          </table:table-cell>
          <table:table-cell table:style-name="ce9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051660576620003e-35</text:p>
          </table:table-cell>
          <table:table-cell office:value-type="string" calcext:value-type="string">
            <text:p>-1.2068658517805181e-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.577554114851961e+17</text:p>
          </table:table-cell>
          <table:table-cell office:value-type="string" calcext:value-type="string">
            <text:p>3.879646965462193e-18</text:p>
          </table:table-cell>
          <table:table-cell office:value-type="string" calcext:value-type="string">
            <text:p>-1.5553810211655957e-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6.643785214990277e+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Z: 6.643785214990277e+34</text:p>
          </table:table-cell>
          <table:table-cell table:style-name="ce8"/>
          <table:table-cell table:style-name="ce8" office:value-type="string" calcext:value-type="string">
            <text:p>S: 1.5553810211655957e-16</text:p>
          </table:table-cell>
        </table:table-row>
        <table:table-row table:style-name="ro2">
          <table:table-cell table:style-name="ce7" office:value-type="string" calcext:value-type="string">
            <text:p>T= 300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1174035343869668</text:p>
          </table:table-cell>
          <table:table-cell office:value-type="string" calcext:value-type="string">
            <text:p>-0.328704560711334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4931797031726477</text:p>
          </table:table-cell>
          <table:table-cell office:value-type="string" calcext:value-type="string">
            <text:p>0.31616639809726466</text:p>
          </table:table-cell>
          <table:table-cell office:value-type="string" calcext:value-type="string">
            <text:p>-0.364061379546776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.229585625966756</text:p>
          </table:table-cell>
          <table:table-cell office:value-type="string" calcext:value-type="string">
            <text:p>0.47209324846403866</text:p>
          </table:table-cell>
          <table:table-cell office:value-type="string" calcext:value-type="string">
            <text:p>-0.35434316154485274</text:p>
          </table:table-cell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Z: 4.722765329139404</text:p>
          </table:table-cell>
          <table:table-cell table:style-name="ce8"/>
          <table:table-cell table:style-name="ce8" office:value-type="string" calcext:value-type="string">
            <text:p>S: 1.0471091018029635</text:p>
          </table:table-cell>
        </table:table-row>
        <table:table-row table:style-name="ro2">
          <table:table-cell table:style-name="ce7" office:value-type="string" calcext:value-type="string">
            <text:p>T= 300000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3319970630782186</text:p>
          </table:table-cell>
          <table:table-cell office:value-type="string" calcext:value-type="string">
            <text:p>-0.36619089216803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0004009882494296</text:p>
          </table:table-cell>
          <table:table-cell office:value-type="string" calcext:value-type="string">
            <text:p>0.3333333154747647</text:p>
          </table:table-cell>
          <table:table-cell office:value-type="string" calcext:value-type="string">
            <text:p>-0.366204094461628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.0008021372904352</text:p>
          </table:table-cell>
          <table:table-cell office:value-type="string" calcext:value-type="string">
            <text:p>0.3334669782174134</text:p>
          </table:table-cell>
          <table:table-cell office:value-type="string" calcext:value-type="string">
            <text:p>-0.3662172484627384</text:p>
          </table:table-cell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Z: 3.001203125539865</text:p>
          </table:table-cell>
          <table:table-cell table:style-name="ce8"/>
          <table:table-cell table:style-name="ce10" office:value-type="string" calcext:value-type="string">
            <text:p>S: 1.0986122350924037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.00.0000</text:date>, <text:time style:data-style-name="N2" text:time-value="0000-00-00T20:17:09.16479826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